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447cm"/>
    </style:style>
    <style:style style:name="Tableau1.C" style:family="table-column">
      <style:table-column-properties style:column-width="5.9cm"/>
    </style:style>
    <style:style style:name="Tableau2" style:family="table">
      <style:table-properties style:width="16.96cm" fo:margin-left="0.064cm" table:align="left"/>
    </style:style>
    <style:style style:name="Tableau2.A" style:family="table-column">
      <style:table-column-properties style:column-width="4.207cm"/>
    </style:style>
    <style:style style:name="Tableau2.B" style:family="table-column">
      <style:table-column-properties style:column-width="4.233cm"/>
    </style:style>
    <style:style style:name="Tableau2.C" style:family="table-column">
      <style:table-column-properties style:column-width="4.26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>
        <style:tab-stops>
          <style:tab-stop style:position="2cm"/>
        </style:tab-stops>
      </style:paragraph-properties>
    </style:style>
    <style:style style:name="P3" style:family="paragraph" style:parent-style-name="Standard">
      <style:paragraph-properties fo:background-color="transparent">
        <style:tab-stops>
          <style:tab-stop style:position="2cm"/>
          <style:tab-stop style:position="3cm" style:leader-style="solid" style:leader-text="_"/>
          <style:tab-stop style:position="5.001cm" style:leader-style="solid" style:leader-text="_"/>
        </style:tab-stops>
        <style:background-image/>
      </style:paragraph-properties>
    </style:style>
    <style:style style:name="P4" style:family="paragraph" style:parent-style-name="Standard">
      <style:paragraph-properties fo:background-color="transparent">
        <style:tab-stops>
          <style:tab-stop style:position="2cm" style:type="right"/>
        </style:tab-stops>
        <style:background-image/>
      </style:paragraph-properties>
    </style:style>
    <style:style style:name="P5" style:family="paragraph" style:parent-style-name="Standard" style:list-style-name="L2">
      <style:paragraph-properties fo:background-color="transparent">
        <style:tab-stops>
          <style:tab-stop style:position="2cm" style:type="right"/>
        </style:tab-stops>
        <style:background-image/>
      </style:paragraph-properties>
    </style:style>
    <style:style style:name="P6" style:family="paragraph" style:parent-style-name="Standard" style:list-style-name="L4">
      <style:paragraph-properties fo:background-color="transparent">
        <style:tab-stops>
          <style:tab-stop style:position="2cm" style:type="right"/>
        </style:tab-stops>
        <style:background-image/>
      </style:paragraph-properties>
    </style:style>
    <style:style style:name="P7" style:family="paragraph" style:parent-style-name="Standard" style:list-style-name="L5">
      <style:paragraph-properties fo:background-color="transparent">
        <style:tab-stops>
          <style:tab-stop style:position="2cm" style:type="right"/>
        </style:tab-stops>
        <style:background-image/>
      </style:paragraph-properties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image text:level="2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office:value-type="string">
            <text:p text:style-name="Table_20_Contents">OpenOffice.org </text:p>
            <text:p text:style-name="Table_20_Contents">Suite Bureautique Libre </text:p>
            <text:p text:style-name="Table_20_Contents">1 avenue de la GPL </text:p>
            <text:p text:style-name="Table_20_Contents">Free Software Foundation </text:p>
            <text:p text:style-name="Table_20_Contents">http://www.openoffice.org/ </text:p>
            <text:p text:style-name="Table_20_Contents">http://lang.openoffice.org/fr/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FSF Europe, le 24 septembre 2010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P1">À <text:s text:c="4"/></text:p>
          </table:table-cell>
          <table:table-cell office:value-type="string">
            <text:p text:style-name="Table_20_Contents">M. Richard M. Stallman </text:p>
            <text:p text:style-name="Table_20_Contents">Projet GNU </text:p>
            <text:p text:style-name="Table_20_Contents">Free Software Foundation </text:p>
            <text:p text:style-name="Table_20_Contents">http://www.gnu.org/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>
          <table:table-cell office:value-type="string">
            <text:p text:style-name="P2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  <text:p text:style-name="Table_20_Contents"/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3"><text:tab/>Jean<text:tab/><text:tab/>165165,8 demain</text:p>
      <text:p text:style-name="P3"><text:tab/>Paul<text:tab/><text:tab/>134 67,9 demain</text:p>
      <text:p text:style-name="P3"><text:tab/>Pierre<text:tab/>344567,86hier</text:p>
      <text:p text:style-name="P3"/>
      <text:p text:style-name="P3"/>
      <text:list xml:id="list24323369" text:style-name="L2">
        <text:list-item>
          <text:p text:style-name="P5">Premier élément</text:p>
        </text:list-item>
        <text:list-item>
          <text:p text:style-name="P5">Deuxième élément</text:p>
          <text:list>
            <text:list-item>
              <text:p text:style-name="P5">Premier sous-élément</text:p>
            </text:list-item>
            <text:list-item>
              <text:p text:style-name="P5"><text:s/>Deuxième sous-élément</text:p>
            </text:list-item>
          </text:list>
        </text:list-item>
      </text:list>
      <text:list xml:id="list24336385" text:style-name="L4">
        <text:list-item>
          <text:p text:style-name="P6">Troisième élément</text:p>
          <text:list>
            <text:list-item>
              <text:p text:style-name="P6">Premier élément</text:p>
            </text:list-item>
            <text:list-item>
              <text:p text:style-name="P6">Deuxième élément</text:p>
            </text:list-item>
          </text:list>
        </text:list-item>
      </text:list>
      <text:list xml:id="list24350432" text:style-name="L5">
        <text:list-item>
          <text:list>
            <text:list-item>
              <text:list>
                <text:list-item>
                  <text:p text:style-name="P7">Premier sous-élément</text:p>
                </text:list-item>
                <text:list-item>
                  <text:p text:style-name="P7">Deuxième sous-élément</text:p>
                </text:list-item>
              </text:list>
            </text:list-item>
          </text:list>
        </text:list-item>
      </text:list>
      <text:list xml:id="list24368150" text:continue-list="list24336385" text:style-name="L4">
        <text:list-item>
          <text:list>
            <text:list-item>
              <text:p text:style-name="P6">Troisième élément</text:p>
            </text:list-item>
          </text:list>
        </text:list-item>
      </text:list>
      <text:p text:style-name="P4"/>
      <text:p text:style-name="P4"/>
      <text:p text:style-name="P4"><draw:frame draw:style-name="fr1" draw:name="Objet1" text:anchor-type="as-char" svg:y="-0.619cm" svg:width="4.625cm" svg:height="1.729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08T04:16:57.11</meta:creation-date>
    <meta:document-statistic meta:table-count="2" meta:image-count="0" meta:object-count="1" meta:page-count="1" meta:paragraph-count="26" meta:word-count="70" meta:character-count="516"/>
    <dc:date>2015-04-08T04:19:43.89</dc:date>
    <meta:editing-duration>PT2M46S</meta:editing-duration>
    <meta:editing-cycles>1</meta:editing-cycles>
    <meta:generator>OpenOffice.org/3.3$Win32 OpenOffice.org_project/330m20$Build-9567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a</mi>
          <mo stretchy="false">+</mo>
          <mfrac>
            <mrow>
              <mi>b</mi>
              <mo stretchy="false">∗</mo>
              <mn>5</mn>
            </mrow>
            <mrow>
              <mrow>
                <mfrac>
                  <mi>b</mi>
                  <mi>c</mi>
                </mfrac>
                <mo stretchy="false">+</mo>
                <mn>3.</mn>
              </mrow>
              <mrow>
                <munderover>
                  <mo stretchy="false">∫</mo>
                  <mn>0</mn>
                  <mi>x</mi>
                </munderover>
                <mi>g</mi>
              </mrow>
              <mrow>
                <mo fence="true" stretchy="false">(</mo>
                <mrow>
                  <mi>τ</mi>
                </mrow>
                <mo fence="true" stretchy="false">)</mo>
              </mrow>
              <mn>.</mn>
              <mi mathvariant="italic">dτ</mi>
            </mrow>
          </mfrac>
        </mrow>
      </mrow>
    </mrow>
    <annotation encoding="StarMath 5.0">f( x )=a+ { b * 5 } over { {b} over {c} +3. int from{0} to{x} g (τ).dτ }</annotation>
  </semantics>
</math>
</file>